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visible" draw:shadow-offset-x="0cm" draw:shadow-offset-y="0.064cm" draw:shadow-color="#000000" draw:shadow-opacity="35%"/>
    </style:style>
    <style:style style:name="gr2" style:family="graphic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/>
    </style:style>
    <style:style style:name="gr3" style:family="graphic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/>
    </style:style>
    <style:style style:name="gr4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545cm" fo:min-width="4.2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/>
    </style:style>
    <style:style style:name="gr7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/>
    </style:style>
    <style:style style:name="gr9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98cm" fo:min-width="0.97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/>
    </style:style>
    <style:style style:name="gr13" style:family="graphic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/>
    </style:style>
    <style:style style:name="gr14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43cm" fo:min-width="10.63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98cm" fo:min-width="2.15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/>
    </style:style>
    <style:style style:name="gr18" style:family="graphic" style:list-style-name="L2">
      <style:graphic-properties draw:stroke="none" svg:stroke-width="0cm" draw:fill="none" draw:textarea-vertical-align="top" draw:auto-grow-height="false" draw:fit-to-size="false" fo:min-height="0.442cm" fo:min-width="2.714cm" fo:padding-top="0.125cm" fo:padding-bottom="0.125cm" fo:padding-left="0.25cm" fo:padding-right="0.25cm" fo:wrap-option="no-wrap"/>
    </style:style>
    <style:style style:name="gr19" style:family="graphic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/>
    </style:style>
    <style:style style:name="gr20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897cm" fo:min-width="5.46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3.29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/>
    </style:style>
    <style:style style:name="gr25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1.918cm" fo:min-width="5.63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/>
    </style:style>
    <style:style style:name="gr29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6.507cm" fo:min-width="11.86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/>
    </style:style>
    <style:style style:name="gr31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26cm" fo:min-width="2.09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/>
    </style:style>
    <style:style style:name="gr33" style:family="graphic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/>
    </style:style>
    <style:style style:name="gr34" style:family="graphic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/>
    </style:style>
    <style:style style:name="gr35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24cm" fo:min-width="2.4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98cm" fo:min-width="0.97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/>
    </style:style>
    <style:style style:name="gr43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Mise en page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4" draw:layer="Mise en page" svg:width="4.745cm" svg:height="0.691cm" svg:x="14.431cm" svg:y="0.8cm">
          <text:p text:style-name="P3"><text:span text:style-name="T3">plmeRxDis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Mise en page" svg:width="7.886cm" svg:height="0.691cm" svg:x="14.514cm" svg:y="1.4cm">
          <text:p text:style-name="P3"><text:span text:style-name="T3">pdDataRequest(TWR_MSG_TYPE_START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Mise en page" svg:width="3.031cm" svg:height="3.031cm" svg:x="17.281cm" svg:y="6cm">
          <text:p text:style-name="P1"><text:span text:style-name="T1">E2</text:span></text:p>
          <text:p text:style-name="P1"><text:span text:style-name="T2">WAIT</text:span></text:p>
          <text:p text:style-name="P1"><text:span text:style-name="T2">SEND STAR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5" draw:text-style-name="P5" draw:layer="Mise en page" svg:width="4.705cm" svg:height="0.794cm" draw:transform="rotate (-0.628842129493556) translate (15.194cm 2.39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" draw:text-style-name="P4" draw:layer="Mise en page" svg:width="3.607cm" svg:height="0.691cm" svg:x="21.393cm" svg:y="9.309cm">
          <text:p text:style-name="P3"><text:span text:style-name="T4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Mise en page" svg:width="3.031cm" svg:height="3.031cm" svg:x="20.6cm" svg:y="11.8cm">
          <text:p text:style-name="P1"><text:span text:style-name="T1">E3</text:span></text:p>
          <text:p text:style-name="P1"><text:span text:style-name="T2">MEMORISE T1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" draw:text-style-name="P4" draw:layer="Mise en page" svg:width="4.572cm" svg:height="0.691cm" svg:x="20.628cm" svg:y="15cm">
          <text:p text:style-name="P3"><text:span text:style-name="T3">t1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" draw:layer="Mise en page" svg:width="3.361cm" svg:height="0.421cm" draw:transform="rotate (-1.01211643323151) translate (20.419cm 8.598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0" draw:text-style-name="P2" draw:layer="Mise en page" svg:width="3.031cm" svg:height="3.031cm" svg:x="14.369cm" svg:y="15.369cm">
          <text:p text:style-name="P1"><text:span text:style-name="T1">E4</text:span></text:p>
          <text:p text:style-name="P1"><text:span text:style-name="T2">WAIT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5" draw:layer="Mise en page" svg:width="1.477cm" svg:height="2.248cm" draw:transform="skewX (0.0895353906273091) rotate (-0.334579617607316) translate (16.729cm 13.058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4" draw:layer="Mise en page" svg:width="3.086cm" svg:height="0.691cm" svg:x="20.714cm" svg:y="15.691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4" draw:layer="Mise en page" svg:width="3.196cm" svg:height="0.691cm" svg:x="13.8cm" svg:y="9.309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5" draw:layer="Mise en page" svg:width="11.131cm" svg:height="0.594cm" draw:transform="rotate (1.69541283538729) translate (14.412cm 15.4cm)">
          <text:p/>
          <draw:enhanced-geometry draw:mirror-horizontal="true" draw:mirror-vertical="true" svg:viewBox="0 0 11765 1099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5" draw:text-style-name="P2" draw:layer="Mise en page" svg:width="3.031cm" svg:height="3.031cm" svg:x="8.969cm" svg:y="13.2cm">
          <text:p text:style-name="P1"><text:span text:style-name="T1">E5</text:span></text:p>
          <text:p text:style-name="P1"><text:span text:style-name="T2">MEMORISET4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6" draw:text-style-name="P5" draw:layer="Mise en page" svg:width="2.651cm" svg:height="0.648cm" draw:transform="rotate (3.05868951412006) translate (13.989cm 17.097cm)">
          <text:p/>
          <draw:enhanced-geometry draw:mirror-horizontal="true" draw:mirror-vertical="true" svg:viewBox="0 0 2652 651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7" draw:text-style-name="P4" draw:layer="Mise en page" svg:width="4.733cm" svg:height="1.135cm" svg:x="10.067cm" svg:y="17.2cm">
          <text:p text:style-name="P3"><text:span text:style-name="T4">rxFrameAvailable</text:span></text:p>
          <text:p text:style-name="P3"><text:span text:style-name="T4"><text:s text:c="3"/></text:span><text:span text:style-name="T4">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8" draw:text-style-name="P4" draw:layer="Mise en page" svg:width="3.213cm" svg:height="0.691cm" svg:x="11.187cm" svg:y="0.109cm">
          <text:p text:style-name="P3"><text:span text:style-name="T3"><text:s/></text:span><text:span text:style-name="T3">!« New TWR »</text:span></text:p>
          <draw:enhanced-geometry draw:mirror-horizontal="false" draw:mirror-vertical="false" svg:viewBox="0 0 3214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4" draw:layer="Mise en page" svg:width="4.572cm" svg:height="0.691cm" svg:x="5.428cm" svg:y="16cm">
          <text:p text:style-name="P3"><text:span text:style-name="T3">t4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" draw:layer="Mise en page" svg:width="3.031cm" svg:height="3.031cm" svg:x="0.569cm" svg:y="10.2cm">
          <text:p text:style-name="P1"><text:span text:style-name="T1">E7</text:span></text:p>
          <text:p text:style-name="P1"><text:span text:style-name="T2">WAIT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1" draw:text-style-name="P5" draw:layer="Mise en page" svg:width="5.968cm" svg:height="1.147cm" draw:transform="rotate (2.84767920755395) translate (8.468cm 15.826cm)">
          <text:p/>
          <draw:enhanced-geometry draw:mirror-horizontal="true" draw:mirror-vertical="true" svg:viewBox="0 0 4604 402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2" draw:text-style-name="P2" draw:layer="Mise en page" svg:width="3.031cm" svg:height="3.031cm" svg:x="7.8cm" svg:y="9.169cm">
          <text:p text:style-name="P1"><text:span text:style-name="T1">E8</text:span></text:p>
          <text:p text:style-name="P1"><text:span text:style-name="T2">EXTRACT T2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3" draw:text-style-name="P5" draw:layer="Mise en page" svg:width="3.798cm" svg:height="0.187cm" draw:transform="rotate (2.90806759967295) translate (7.516cm 12.056cm)">
          <text:p/>
          <draw:enhanced-geometry draw:mirror-horizontal="false" draw:mirror-vertical="true" svg:viewBox="0 0 3799 1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4" draw:text-style-name="P4" draw:layer="Mise en page" svg:width="4.733cm" svg:height="1.135cm" svg:x="4.267cm" svg:y="11.8cm">
          <text:p text:style-name="P3"><text:span text:style-name="T4">rxFrameAvailable</text:span></text:p>
          <text:p text:style-name="P3"><text:span text:style-name="T4"><text:s text:c="3"/></text:span><text:span text:style-name="T4">TWR_MSG_TYPE_DATA_REPLY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2" draw:layer="Mise en page" svg:width="3.031cm" svg:height="3.031cm" svg:x="1.787cm" svg:y="2.555cm">
          <text:p text:style-name="P1"><text:span text:style-name="T1">E9</text:span></text:p>
          <text:p text:style-name="P1"><text:span text:style-name="T2">SEND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6" draw:text-style-name="P5" draw:layer="Mise en page" svg:width="6.131cm" svg:height="2.168cm" draw:transform="rotate (2.31308485766808) translate (5.944cm 11.784cm)">
          <text:p/>
          <draw:enhanced-geometry draw:mirror-horizontal="true" draw:mirror-vertical="true" svg:viewBox="0 0 6132 2169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7" draw:text-style-name="P2" draw:layer="Mise en page" svg:width="3.031cm" svg:height="3.031cm" svg:x="7.2cm" svg:y="5.169cm">
          <text:p text:style-name="P1"><text:span text:style-name="T1">E10</text:span></text:p>
          <text:p text:style-name="P1"><text:span text:style-name="T2">WAIT</text:span></text:p>
          <text:p text:style-name="P1"><text:span text:style-name="T2">SEND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28" draw:text-style-name="P4" draw:layer="Mise en page" svg:width="3.086cm" svg:height="0.691cm" svg:x="5.4cm" svg:y="16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5" draw:layer="Mise en page" svg:width="12.363cm" svg:height="6.757cm" draw:transform="skewX (8.91688022856339E-017) rotate (0.674918821746207) translate (-2.68cm 4.723cm)">
          <text:p/>
          <draw:enhanced-geometry draw:mirror-horizontal="true" draw:mirror-vertical="true" svg:viewBox="0 0 12364 675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0" draw:text-style-name="P4" draw:layer="Mise en page" svg:width="3.196cm" svg:height="0.691cm" svg:x="2.604cm" svg:y="0.4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5" draw:layer="Mise en page" svg:width="2.598cm" svg:height="0.477cm" draw:transform="rotate (-2.79863545557291) translate (7.089cm 5.727cm)">
          <text:p/>
          <draw:enhanced-geometry draw:mirror-horizontal="false" draw:mirror-vertical="true" svg:viewBox="0 0 2907 477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2" draw:text-style-name="P4" draw:layer="Mise en page" svg:width="4.635cm" svg:height="0.691cm" svg:x="20.565cm" svg:y="16.4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3" draw:text-style-name="P4" draw:layer="Mise en page" svg:width="4.635cm" svg:height="0.691cm" svg:x="5.417cm" svg:y="17.117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4" draw:text-style-name="P4" draw:layer="Mise en page" svg:width="7.886cm" svg:height="0.691cm" svg:x="1.504cm" svg:y="1.465cm">
          <text:p text:style-name="P3"><text:span text:style-name="T3">pdDataRequest(TWR_MSG_TYPE_ACK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5" draw:layer="Mise en page" svg:width="2.905cm" svg:height="0.474cm" draw:transform="rotate (0.605803783367232) translate (8.6cm 4.454cm)">
          <text:p/>
          <draw:enhanced-geometry draw:mirror-horizontal="true" draw:mirror-vertical="true" svg:viewBox="0 0 2906 47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6" draw:text-style-name="P4" draw:layer="Mise en page" svg:width="3.607cm" svg:height="0.691cm" svg:x="7.193cm" svg:y="2.709cm">
          <text:p text:style-name="P3"><text:span text:style-name="T4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5" draw:layer="layout" svg:width="3.36cm" svg:height="0.419cm" draw:transform="rotate (-2.60647470492833) translate (20.905cm 14.791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8" draw:text-style-name="P4" draw:layer="layout" svg:width="4.733cm" svg:height="1.135cm" svg:x="15.067cm" svg:y="12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9" draw:text-style-name="P4" draw:layer="layout" svg:width="4.635cm" svg:height="0.691cm" svg:x="15.165cm" svg:y="11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0" draw:text-style-name="P5" draw:layer="layout" svg:width="1.477cm" svg:height="2.248cm" draw:transform="skewX (0.0895353906273091) rotate (3.01086749261542) translate (1.984cm 15.621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1" draw:text-style-name="P4" draw:layer="layout" svg:width="4.733cm" svg:height="1.135cm" svg:x="0cm" svg:y="15.665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2" draw:text-style-name="P4" draw:layer="layout" svg:width="4.635cm" svg:height="0.691cm" svg:x="-0.035cm" svg:y="16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6T16:09:37.093884094</dc:date>
    <dc:creator>chercheur </dc:creator>
    <meta:editing-duration>PT1H18M49S</meta:editing-duration>
    <meta:editing-cycles>7</meta:editing-cycles>
    <meta:generator>LibreOffice/4.3.3.2$Linux_X86_64 LibreOffice_project/430m0$Build-2</meta:generator>
    <meta:document-statistic meta:object-count="70"/>
  </office:meta>
</office:document-meta>
</file>